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1f2328" style:font-name="ui-monospace" fo:font-size="9.14999961853027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fo:orphans="2" fo:widows="2" fo:text-indent="0in" style:auto-text-indent="false"/>
    </style:style>
    <style:style style:name="T1" style:family="text">
      <style:text-properties fo:font-variant="normal" fo:text-transform="none" fo:color="#1f2328" style:font-name="ui-monospace" fo:font-size="9.14999961853027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 desktop</text:p>
      <text:p text:style-name="Standard">mkdir gitbranchesproject</text:p>
      <text:p text:style-name="Standard">git init </text:p>
      <text:p text:style-name="Standard">mkdir config src.</text:p>
      <text:p text:style-name="Standard">touch config/app.config</text:p>
      <text:p text:style-name="Standard">touch settings.json</text:p>
      <text:p text:style-name="Standard">touch .gitignore</text:p>
      <text:p text:style-name="Standard">touch src./index.html</text:p>
      <text:p text:style-name="Standard">git add .</text:p>
      <text:p text:style-name="Standard">git commit -m "add index file"</text:p>
      <text:p text:style-name="Standard">git add .</text:p>
      <text:p text:style-name="Standard">git commit "add content to index"</text:p>
      <text:p text:style-name="Standard">git branch feature/login</text:p>
      <text:p text:style-name="Standard">git checkout feature/login</text:p>
      <text:p text:style-name="Standard">touch login.html</text:p>
      <text:p text:style-name="Standard">git add .</text:p>
      <text:p text:style-name="Standard">Git commit -m''add login.html file ''</text:p>
      <text:p text:style-name="Standard">git add login.html</text:p>
      <text:p text:style-name="Standard">git commit -m"add content to login "</text:p>
      <text:p text:style-name="Standard">git checkout master</text:p>
      <text:p text:style-name="Standard">git branch feature/signup</text:p>
      <text:p text:style-name="Standard">git checkout feature/signup</text:p>
      <text:p text:style-name="Standard">touch signup.html</text:p>
      <text:p text:style-name="Standard">git add signup.html</text:p>
      <text:p text:style-name="Standard">git commit -m"add signup.html"</text:p>
      <text:p text:style-name="Standard"><text:s/>git add signup.html</text:p>
      <text:p text:style-name="Standard">git commit -m "add content to signup.html"</text:p>
      <text:p text:style-name="Standard">git checkout master</text:p>
      <text:p text:style-name="Standard">git merge feature/login-----fast forward</text:p>
      <text:p text:style-name="Standard">git merge feature/signup-----three way merge </text:p>
      <text:p text:style-name="P1"><text:bookmark text:name="empty-setup-push-repo-echo"/>git remote add origin git@github.com:natnaeltekle/Git-branch-assignment.git</text:p>
      <text:p text:style-name="P1"><text:s/>git branch -M main</text:p>
      <text:p text:style-name="P2"><text:bookmark text:name="empty-setup-push-repo-echo1"/><text:span text:style-name="T1">git push -u origin main</text:span></text:p>
      <text:p text:style-name="P2"><text:span text:style-name="T1">git branch-m master main</text:span></text:p>
      <text:p text:style-name="P2">git push</text:p>
      <text:p text:style-name="P2">git pull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nael  Tekle</meta:initial-creator>
    <meta:creation-date>2024-02-11T10:54:44</meta:creation-date>
    <meta:document-statistic meta:table-count="0" meta:image-count="0" meta:object-count="0" meta:page-count="2" meta:paragraph-count="36" meta:word-count="126" meta:character-count="846"/>
    <dc:date>2024-02-11T17:56:29</dc:date>
    <dc:creator>Natnael  Tekle</dc:creator>
    <meta:editing-duration>PT47M20S</meta:editing-duration>
    <meta:editing-cycles>1</meta:editing-cycles>
    <meta:generator>OpenOffice/4.1.7$Unix OpenOffice.org_project/417m1$Build-9800</meta:generator>
  </office:meta>
</office:document-meta>
</file>